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c4694" officeooo:paragraph-rsid="001c4694"/>
    </style:style>
    <style:style style:name="P2" style:family="paragraph" style:parent-style-name="Standard">
      <style:text-properties officeooo:rsid="001c4694" officeooo:paragraph-rsid="001c4694"/>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text-properties officeooo:paragraph-rsid="001d9866"/>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lassifier: Support Vector Machine</text:p>
      <text:p text:style-name="Standard">Cross-validation scores: [1. 1. 1. 1. 1.]</text:p>
      <text:p text:style-name="Standard">Mean cross-validation score: 1.0</text:p>
      <text:p text:style-name="Standard">Test set accuracy: 1.0</text:p>
      <text:p text:style-name="Standard"/>
      <text:p text:style-name="Standard">================================================================================</text:p>
      <text:p text:style-name="Standard"/>
      <text:p text:style-name="Standard">Classifier: Decision Tree</text:p>
      <text:p text:style-name="Standard">Cross-validation scores: [0.99960907 1. <text:s text:c="8"/>1. <text:s text:c="8"/>1. <text:s text:c="8"/>1. <text:s text:c="7"/>]</text:p>
      <text:p text:style-name="Standard">Mean cross-validation score: 0.9999218139171226</text:p>
      <text:p text:style-name="Standard">Test set accuracy: 0.9996090695856138</text:p>
      <text:p text:style-name="Standard"/>
      <text:p text:style-name="Standard">================================================================================</text:p>
      <text:p text:style-name="Standard"/>
      <text:p text:style-name="Standard">Classifier: Random Forest</text:p>
      <text:p text:style-name="Standard">Cross-validation scores: [1. 1. 1. 1. 1.]</text:p>
      <text:p text:style-name="Standard">Mean cross-validation score: 1.0</text:p>
      <text:p text:style-name="Standard">Test set accuracy: 1.0</text:p>
      <text:p text:style-name="Standard"/>
      <text:p text:style-name="Standard">================================================================================</text:p>
      <text:p text:style-name="Standard"/>
      <text:p text:style-name="Standard">Classifier: Gradient Boosting Machines</text:p>
      <text:p text:style-name="Standard">Cross-validation scores: [0.99960907 1. <text:s text:c="8"/>1. <text:s text:c="8"/>1. <text:s text:c="8"/>1. <text:s text:c="7"/>]</text:p>
      <text:p text:style-name="Standard">Mean cross-validation score: 0.9999218139171226</text:p>
      <text:p text:style-name="Standard">Test set accuracy: 0.9996090695856138</text:p>
      <text:p text:style-name="Standard"/>
      <text:p text:style-name="Standard">================================================================================</text:p>
      <text:p text:style-name="Standard"/>
      <text:p text:style-name="Standard">Classifier: XGBoost</text:p>
      <text:p text:style-name="Standard">Cross-validation scores: [0.99960907 1. <text:s text:c="8"/>1. <text:s text:c="8"/>1. <text:s text:c="8"/>1. <text:s text:c="7"/>]</text:p>
      <text:p text:style-name="Standard">Mean cross-validation score: 0.9999218139171226</text:p>
      <text:p text:style-name="Standard">Test set accuracy: 0.9996090695856138</text:p>
      <text:p text:style-name="Standard"/>
      <text:p text:style-name="Standard">================================================================================</text:p>
      <text:p text:style-name="Standard"/>
      <text:p text:style-name="Standard">Classifier: CatBoost</text:p>
      <text:p text:style-name="Standard">Cross-validation scores: [0.99960907 1. <text:s text:c="8"/>1. <text:s text:c="8"/>1. <text:s text:c="8"/>1. <text:s text:c="7"/>]</text:p>
      <text:p text:style-name="Standard">Mean cross-validation score: 0.9999218139171226</text:p>
      <text:p text:style-name="Standard">Test set accuracy: 0.9996090695856138</text:p>
      <text:p text:style-name="Standard"/>
      <text:p text:style-name="Standard">================================================================================</text:p>
      <text:p text:style-name="Standard"/>
      <text:p text:style-name="Standard">Classifier: K-Nearest Neighbors</text:p>
      <text:p text:style-name="Standard">Cross-validation scores: [1. 1. 1. 1. 1.]</text:p>
      <text:p text:style-name="Standard">Mean cross-validation score: 1.0</text:p>
      <text:p text:style-name="Standard"><text:soft-page-break/>Test set accuracy: 1.0</text:p>
      <text:p text:style-name="Standard"/>
      <text:p text:style-name="Standard">================================================================================</text:p>
      <text:p text:style-name="Standard"/>
      <text:p text:style-name="Standard">Classifier: Naive Bayes</text:p>
      <text:p text:style-name="Standard">Cross-validation scores: [0.99882721 0.99921783 0.99921783 0.99921783 0.99921783]</text:p>
      <text:p text:style-name="Standard">Mean cross-validation score: 0.9991397084701793</text:p>
      <text:p text:style-name="Standard">Test set accuracy: 0.9988272087568413</text:p>
      <text:p text:style-name="Standard"/>
      <text:p text:style-name="Standard">================================================================================</text:p>
      <text:p text:style-name="Standard"/>
      <text:p text:style-name="Standard"/>
      <text:p text:style-name="Standard">Training RNN model...</text:p>
      <text:p text:style-name="Standard">80/80 ━━━━━━━━━━━━━━━━━━━━ 1s 9ms/step</text:p>
      <text:p text:style-name="Standard">RNN Test set accuracy: 1.0</text:p>
      <text:p text:style-name="Standard">RNN Classification Report:</text:p>
      <text:p text:style-name="Standard"><text:s text:c="14"/>precision <text:s text:c="3"/>recall <text:s/>f1-score <text:s text:c="2"/>support</text:p>
      <text:p text:style-name="Standard"/>
      <text:p text:style-name="Standard"><text:s text:c="5"/>Class 0 <text:s text:c="6"/>1.00 <text:s text:c="5"/>1.00 <text:s text:c="5"/>1.00 <text:s text:c="6"/>746</text:p>
      <text:p text:style-name="Standard"><text:s text:c="5"/>Class 1 <text:s text:c="6"/>1.00 <text:s text:c="5"/>1.00 <text:s text:c="5"/>1.00 <text:s text:c="5"/>1812</text:p>
      <text:p text:style-name="Standard"/>
      <text:p text:style-name="Standard"><text:s text:c="4"/>accuracy <text:s text:c="26"/>1.00 <text:s text:c="5"/>2558</text:p>
      <text:p text:style-name="Standard"><text:s text:c="3"/>macro avg <text:s text:c="6"/>1.00 <text:s text:c="5"/>1.00 <text:s text:c="5"/>1.00 <text:s text:c="5"/>2558</text:p>
      <text:p text:style-name="Standard">weighted avg <text:s text:c="6"/>1.00 <text:s text:c="5"/>1.00 <text:s text:c="5"/>1.00 <text:s text:c="5"/>2558</text:p>
      <text:p text:style-name="Standard"/>
      <text:p text:style-name="Standard">Training MLP model...</text:p>
      <text:p text:style-name="Standard">80/80 ━━━━━━━━━━━━━━━━━━━━ 0s 2ms/step</text:p>
      <text:p text:style-name="Standard">MLP Test set accuracy: 1.0</text:p>
      <text:p text:style-name="Standard">MLP Classification Report:</text:p>
      <text:p text:style-name="Standard"><text:s text:c="14"/>precision <text:s text:c="3"/>recall <text:s/>f1-score <text:s text:c="2"/>support</text:p>
      <text:p text:style-name="Standard"/>
      <text:p text:style-name="Standard"><text:s text:c="5"/>Class 0 <text:s text:c="6"/>1.00 <text:s text:c="5"/>1.00 <text:s text:c="5"/>1.00 <text:s text:c="6"/>746</text:p>
      <text:p text:style-name="Standard"><text:s text:c="5"/>Class 1 <text:s text:c="6"/>1.00 <text:s text:c="5"/>1.00 <text:s text:c="5"/>1.00 <text:s text:c="5"/>1812</text:p>
      <text:p text:style-name="Standard"/>
      <text:p text:style-name="Standard"><text:s text:c="4"/>accuracy <text:s text:c="26"/>1.00 <text:s text:c="5"/>2558</text:p>
      <text:p text:style-name="Standard"><text:s text:c="3"/>macro avg <text:s text:c="6"/>1.00 <text:s text:c="5"/>1.00 <text:s text:c="5"/>1.00 <text:s text:c="5"/>2558</text:p>
      <text:p text:style-name="Standard">weighted avg <text:s text:c="6"/>1.00 <text:s text:c="5"/>1.00 <text:s text:c="5"/>1.00 <text:s text:c="5"/>2558</text:p>
      <text:p text:style-name="Standard"/>
      <text:p text:style-name="Standard">Training CNN model...</text:p>
      <text:p text:style-name="Standard">80/80 ━━━━━━━━━━━━━━━━━━━━ 0s 2ms/step</text:p>
      <text:p text:style-name="Standard">CNN Test set accuracy: 1.0</text:p>
      <text:p text:style-name="Standard">CNN Classification Report:</text:p>
      <text:p text:style-name="Standard"><text:s text:c="14"/>precision <text:s text:c="3"/>recall <text:s/>f1-score <text:s text:c="2"/>support</text:p>
      <text:p text:style-name="Standard"/>
      <text:p text:style-name="Standard"><text:s text:c="5"/>Class 0 <text:s text:c="6"/>1.00 <text:s text:c="5"/>1.00 <text:s text:c="5"/>1.00 <text:s text:c="6"/>746</text:p>
      <text:p text:style-name="Standard"><text:s text:c="5"/>Class 1 <text:s text:c="6"/>1.00 <text:s text:c="5"/>1.00 <text:s text:c="5"/>1.00 <text:s text:c="5"/>1812</text:p>
      <text:p text:style-name="Standard"/>
      <text:p text:style-name="Standard"><text:s text:c="4"/>accuracy <text:s text:c="26"/>1.00 <text:s text:c="5"/>2558</text:p>
      <text:p text:style-name="Standard"><text:s text:c="3"/>macro avg <text:s text:c="6"/>1.00 <text:s text:c="5"/>1.00 <text:s text:c="5"/>1.00 <text:s text:c="5"/>2558</text:p>
      <text:p text:style-name="Standard">weighted avg <text:s text:c="6"/>1.00 <text:s text:c="5"/>1.00 <text:s text:c="5"/>1.00 <text:s text:c="5"/>2558</text:p>
      <text:p text:style-name="Standard"><text:soft-page-break/></text:p>
      <text:p text:style-name="Standard"/>
      <text:p text:style-name="Standard">Process finished with exit code 0</text:p>
      <text:p text:style-name="Standard"/>
      <text:p text:style-name="Standard"/>
      <text:p text:style-name="Standard">Training LSTM model...</text:p>
      <text:p text:style-name="Standard">LSTM Test set accuracy: 0.7083659108678655</text:p>
      <text:p text:style-name="Standard">LSTM Classification Report:</text:p>
      <text:p text:style-name="Standard"><text:s text:c="14"/>precision <text:s text:c="3"/>recall <text:s/>f1-score <text:s text:c="2"/>support</text:p>
      <text:p text:style-name="Standard"/>
      <text:p text:style-name="Standard"><text:s text:c="5"/>Class 0 <text:s text:c="6"/>0.00 <text:s text:c="5"/>0.00 <text:s text:c="5"/>0.00 <text:s text:c="6"/>746</text:p>
      <text:p text:style-name="Standard"><text:s text:c="5"/>Class 1 <text:s text:c="6"/>0.71 <text:s text:c="5"/>1.00 <text:s text:c="5"/>0.83 <text:s text:c="5"/>1812</text:p>
      <text:p text:style-name="Standard"/>
      <text:p text:style-name="Standard"><text:s text:c="4"/>accuracy <text:s text:c="26"/>0.71 <text:s text:c="5"/>2558</text:p>
      <text:p text:style-name="Standard"><text:s text:c="3"/>macro avg <text:s text:c="6"/>0.35 <text:s text:c="5"/>0.50 <text:s text:c="5"/>0.41 <text:s text:c="5"/>2558</text:p>
      <text:p text:style-name="Standard">weighted avg <text:s text:c="6"/>0.50 <text:s text:c="5"/>0.71 <text:s text:c="5"/>0.59 <text:s text:c="5"/>2558</text:p>
      <text:p text:style-name="Standard"/>
      <text:p text:style-name="Standard">Training BiLSTM model...</text:p>
      <text:p text:style-name="Standard">BiLSTM Test set accuracy: 0.7083659108678655</text:p>
      <text:p text:style-name="Standard">BiLSTM Classification Report:</text:p>
      <text:p text:style-name="Standard"><text:s text:c="14"/>precision <text:s text:c="3"/>recall <text:s/>f1-score <text:s text:c="2"/>support</text:p>
      <text:p text:style-name="Standard"/>
      <text:p text:style-name="Standard"><text:s text:c="5"/>Class 0 <text:s text:c="6"/>0.00 <text:s text:c="5"/>0.00 <text:s text:c="5"/>0.00 <text:s text:c="6"/>746</text:p>
      <text:p text:style-name="Standard"><text:s text:c="5"/>Class 1 <text:s text:c="6"/>0.71 <text:s text:c="5"/>1.00 <text:s text:c="5"/>0.83 <text:s text:c="5"/>1812</text:p>
      <text:p text:style-name="Standard"/>
      <text:p text:style-name="Standard"><text:s text:c="4"/>accuracy <text:s text:c="26"/>0.71 <text:s text:c="5"/>2558</text:p>
      <text:p text:style-name="Standard"><text:s text:c="3"/>macro avg <text:s text:c="6"/>0.35 <text:s text:c="5"/>0.50 <text:s text:c="5"/>0.41 <text:s text:c="5"/>2558</text:p>
      <text:p text:style-name="Standard">weighted avg <text:s text:c="6"/>0.50 <text:s text:c="5"/>0.71 <text:s text:c="5"/>0.59 <text:s text:c="5"/>2558</text:p>
      <text:p text:style-name="Standard"/>
      <text:p text:style-name="Standard">Training GRU model...</text:p>
      <text:p text:style-name="Standard">GRU Test set accuracy: 0.9988272087568413</text:p>
      <text:p text:style-name="Standard">GRU Classification Report:</text:p>
      <text:p text:style-name="Standard"><text:s text:c="14"/>precision <text:s text:c="3"/>recall <text:s/>f1-score <text:s text:c="2"/>support</text:p>
      <text:p text:style-name="Standard"/>
      <text:p text:style-name="Standard"><text:s text:c="5"/>Class 0 <text:s text:c="6"/>1.00 <text:s text:c="5"/>1.00 <text:s text:c="5"/>1.00 <text:s text:c="6"/>746</text:p>
      <text:p text:style-name="Standard"><text:s text:c="5"/>Class 1 <text:s text:c="6"/>1.00 <text:s text:c="5"/>1.00 <text:s text:c="5"/>1.00 <text:s text:c="5"/>1812</text:p>
      <text:p text:style-name="Standard"/>
      <text:p text:style-name="Standard"><text:s text:c="4"/>accuracy <text:s text:c="26"/>1.00 <text:s text:c="5"/>2558</text:p>
      <text:p text:style-name="Standard"><text:s text:c="3"/>macro avg <text:s text:c="6"/>1.00 <text:s text:c="5"/>1.00 <text:s text:c="5"/>1.00 <text:s text:c="5"/>2558</text:p>
      <text:p text:style-name="Standard">weighted avg <text:s text:c="6"/>1.00 <text:s text:c="5"/>1.00 <text:s text:c="5"/>1.00 <text:s text:c="5"/>2558</text:p>
      <text:p text:style-name="Standard"/>
      <text:p text:style-name="Standard"/>
      <text:p text:style-name="Standard">Process finished with exit code 0</text:p>
      <text:p text:style-name="Standard"/>
      <text:p text:style-name="P2">Bert :</text:p>
      <text:p text:style-name="P2">Evaluation Metrics:</text:p>
      <text:p text:style-name="P2">Loss: 0.0001</text:p>
      <text:p text:style-name="P2">Accuracy: 0.7760</text:p>
      <text:p text:style-name="P2">Precision: 0.7550</text:p>
      <text:p text:style-name="P2">Recall: 1.0000</text:p>
      <text:p text:style-name="P2">F1: 0.8604</text:p>
      <text:p text:style-name="P2">Runtime: 34.4274</text:p>
      <text:p text:style-name="P2"><text:soft-page-break/>Samples_per_second: 74.3010</text:p>
      <text:p text:style-name="P2">Steps_per_second: 1.16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1" text:outline-level="3">Traditional Classifiers:</text:h>
      <text:list xml:id="list1987936200" text:style-name="L1">
        <text:list-item>
          <text:p text:style-name="P3"><text:span text:style-name="Strong_20_Emphasis">Support Vector Machine (SVM)</text:span></text:p>
          <text:list>
            <text:list-item>
              <text:p text:style-name="P4"><text:span text:style-name="Strong_20_Emphasis">Cross-validation scores:</text:span> [1. 1. 1. 1. 1.]</text:p>
            </text:list-item>
            <text:list-item>
              <text:p text:style-name="P4"><text:span text:style-name="Strong_20_Emphasis">Mean cross-validation score:</text:span> 1.0</text:p>
            </text:list-item>
            <text:list-item>
              <text:p text:style-name="P4"><text:span text:style-name="Strong_20_Emphasis">Test set accuracy:</text:span> 1.0</text:p>
            </text:list-item>
          </text:list>
        </text:list-item>
        <text:list-item>
          <text:p text:style-name="P3"><text:span text:style-name="Strong_20_Emphasis">Decision Tree</text:span></text:p>
          <text:list>
            <text:list-item>
              <text:p text:style-name="P4"><text:span text:style-name="Strong_20_Emphasis">Cross-validation scores:</text:span> [0.99960907 1. 1. 1. 1.]</text:p>
            </text:list-item>
            <text:list-item>
              <text:p text:style-name="P4"><text:span text:style-name="Strong_20_Emphasis">Mean cross-validation score:</text:span> 0.9999218139171226</text:p>
            </text:list-item>
            <text:list-item>
              <text:p text:style-name="P4"><text:span text:style-name="Strong_20_Emphasis">Test set accuracy:</text:span> 0.9996090695856138</text:p>
            </text:list-item>
          </text:list>
        </text:list-item>
        <text:list-item>
          <text:p text:style-name="P3"><text:span text:style-name="Strong_20_Emphasis">Random Forest</text:span></text:p>
          <text:list>
            <text:list-item>
              <text:p text:style-name="P4"><text:span text:style-name="Strong_20_Emphasis">Cross-validation scores:</text:span> [1. 1. 1. 1. 1.]</text:p>
            </text:list-item>
            <text:list-item>
              <text:p text:style-name="P4"><text:span text:style-name="Strong_20_Emphasis">Mean cross-validation score:</text:span> 1.0</text:p>
            </text:list-item>
            <text:list-item>
              <text:p text:style-name="P4"><text:span text:style-name="Strong_20_Emphasis">Test set accuracy:</text:span> 1.0</text:p>
            </text:list-item>
          </text:list>
        </text:list-item>
        <text:list-item>
          <text:p text:style-name="P3"><text:span text:style-name="Strong_20_Emphasis">Gradient Boosting Machines (GBM)</text:span></text:p>
          <text:list>
            <text:list-item>
              <text:p text:style-name="P4"><text:span text:style-name="Strong_20_Emphasis">Cross-validation scores:</text:span> [0.99960907 1. 1. 1. 1.]</text:p>
            </text:list-item>
            <text:list-item>
              <text:p text:style-name="P4"><text:span text:style-name="Strong_20_Emphasis">Mean cross-validation score:</text:span> 0.9999218139171226</text:p>
            </text:list-item>
            <text:list-item>
              <text:p text:style-name="P4"><text:span text:style-name="Strong_20_Emphasis">Test set accuracy:</text:span> 0.9996090695856138</text:p>
            </text:list-item>
          </text:list>
        </text:list-item>
        <text:list-item>
          <text:p text:style-name="P3"><text:span text:style-name="Strong_20_Emphasis">XGBoost</text:span></text:p>
          <text:list>
            <text:list-item>
              <text:p text:style-name="P4"><text:span text:style-name="Strong_20_Emphasis">Cross-validation scores:</text:span> [0.99960907 1. 1. 1. 1.]</text:p>
            </text:list-item>
            <text:list-item>
              <text:p text:style-name="P4"><text:span text:style-name="Strong_20_Emphasis">Mean cross-validation score:</text:span> 0.9999218139171226</text:p>
            </text:list-item>
            <text:list-item>
              <text:p text:style-name="P4"><text:span text:style-name="Strong_20_Emphasis">Test set accuracy:</text:span> 0.9996090695856138</text:p>
            </text:list-item>
          </text:list>
        </text:list-item>
        <text:list-item>
          <text:p text:style-name="P3"><text:span text:style-name="Strong_20_Emphasis">CatBoost</text:span></text:p>
          <text:list>
            <text:list-item>
              <text:p text:style-name="P4"><text:span text:style-name="Strong_20_Emphasis">Cross-validation scores:</text:span> [0.99960907 1. 1. 1. 1.]</text:p>
            </text:list-item>
            <text:list-item>
              <text:p text:style-name="P4"><text:span text:style-name="Strong_20_Emphasis">Mean cross-validation score:</text:span> 0.9999218139171226</text:p>
            </text:list-item>
            <text:list-item>
              <text:p text:style-name="P4"><text:span text:style-name="Strong_20_Emphasis">Test set accuracy:</text:span> 0.9996090695856138</text:p>
            </text:list-item>
          </text:list>
        </text:list-item>
        <text:list-item>
          <text:p text:style-name="P3"><text:span text:style-name="Strong_20_Emphasis">K-Nearest Neighbors (KNN)</text:span></text:p>
          <text:list>
            <text:list-item>
              <text:p text:style-name="P4"><text:span text:style-name="Strong_20_Emphasis">Cross-validation scores:</text:span> [1. 1. 1. 1. 1.]</text:p>
            </text:list-item>
            <text:list-item>
              <text:p text:style-name="P4"><text:span text:style-name="Strong_20_Emphasis">Mean cross-validation score:</text:span> 1.0</text:p>
            </text:list-item>
            <text:list-item>
              <text:p text:style-name="P4"><text:span text:style-name="Strong_20_Emphasis">Test set accuracy:</text:span> 1.0</text:p>
            </text:list-item>
          </text:list>
        </text:list-item>
        <text:list-item>
          <text:p text:style-name="P3"><text:span text:style-name="Strong_20_Emphasis">Naive Bayes (NB)</text:span></text:p>
          <text:list>
            <text:list-item>
              <text:p text:style-name="P4"><text:span text:style-name="Strong_20_Emphasis">Cross-validation scores:</text:span> [0.99882721 0.99921783 0.99921783 0.99921783 0.99921783]</text:p>
            </text:list-item>
            <text:list-item>
              <text:p text:style-name="P4"><text:span text:style-name="Strong_20_Emphasis">Mean cross-validation score:</text:span> 0.9991397084701793</text:p>
            </text:list-item>
            <text:list-item>
              <text:p text:style-name="P3"><text:span text:style-name="Strong_20_Emphasis">Test set accuracy:</text:span> 0.9988272087568413</text:p>
            </text:list-item>
          </text:list>
        </text:list-item>
      </text:list>
      <text:h text:style-name="Heading_20_3" text:outline-level="3">Neural Network Models:</text:h>
      <text:list xml:id="list2021014549" text:style-name="L2">
        <text:list-item>
          <text:p text:style-name="P5"><text:span text:style-name="Strong_20_Emphasis">RNN</text:span></text:p>
          <text:list>
            <text:list-item>
              <text:p text:style-name="P6"><text:span text:style-name="Strong_20_Emphasis">Test set accuracy:</text:span> 1.0</text:p>
            </text:list-item>
            <text:list-item>
              <text:p text:style-name="P6"><text:soft-page-break/><text:span text:style-name="Strong_20_Emphasis">Classification Report:</text:span></text:p>
              <text:list>
                <text:list-item>
                  <text:p text:style-name="P6">Precision: 1.00 (Class 0 and Class 1)</text:p>
                </text:list-item>
                <text:list-item>
                  <text:p text:style-name="P6">Recall: 1.00 (Class 0 and Class 1)</text:p>
                </text:list-item>
                <text:list-item>
                  <text:p text:style-name="P6">F1-score: 1.00 (Class 0 and Class 1)</text:p>
                </text:list-item>
              </text:list>
            </text:list-item>
          </text:list>
        </text:list-item>
        <text:list-item>
          <text:p text:style-name="P5"><text:span text:style-name="Strong_20_Emphasis">MLP</text:span></text:p>
          <text:list>
            <text:list-item>
              <text:p text:style-name="P6"><text:span text:style-name="Strong_20_Emphasis">Test set accuracy:</text:span> 1.0</text:p>
            </text:list-item>
            <text:list-item>
              <text:p text:style-name="P6"><text:span text:style-name="Strong_20_Emphasis">Classification Report:</text:span></text:p>
              <text:list>
                <text:list-item>
                  <text:p text:style-name="P6">Precision: 1.00 (Class 0 and Class 1)</text:p>
                </text:list-item>
                <text:list-item>
                  <text:p text:style-name="P6">Recall: 1.00 (Class 0 and Class 1)</text:p>
                </text:list-item>
                <text:list-item>
                  <text:p text:style-name="P6">F1-score: 1.00 (Class 0 and Class 1)</text:p>
                </text:list-item>
              </text:list>
            </text:list-item>
          </text:list>
        </text:list-item>
        <text:list-item>
          <text:p text:style-name="P5"><text:span text:style-name="Strong_20_Emphasis">CNN</text:span></text:p>
        </text:list-item>
      </text:list>
      <text:list xml:id="list432838211" text:style-name="L6">
        <text:list-item>
          <text:list>
            <text:list-item>
              <text:p text:style-name="P13"><text:span text:style-name="Strong_20_Emphasis">Test set accuracy:</text:span> 1.0</text:p>
            </text:list-item>
            <text:list-item>
              <text:p text:style-name="P13"><text:span text:style-name="Strong_20_Emphasis">Classification Report:</text:span></text:p>
              <text:list>
                <text:list-item>
                  <text:p text:style-name="P13">Precision: 1.00 (Class 0 and Class 1)</text:p>
                </text:list-item>
                <text:list-item>
                  <text:p text:style-name="P13">Recall: 1.00 (Class 0 and Class 1)</text:p>
                </text:list-item>
                <text:list-item>
                  <text:p text:style-name="P13">F1-score: 1.00 (Class 0 and Class 1)</text:p>
                </text:list-item>
              </text:list>
            </text:list-item>
          </text:list>
        </text:list-item>
      </text:list>
      <text:list xml:id="list180058762388622" text:continue-list="list2021014549" text:style-name="L2">
        <text:list-item>
          <text:p text:style-name="P5"><text:span text:style-name="Strong_20_Emphasis">LSTM</text:span></text:p>
          <text:list>
            <text:list-item>
              <text:p text:style-name="P6"><text:span text:style-name="Strong_20_Emphasis">Test set accuracy:</text:span> 0.7083659108678655</text:p>
            </text:list-item>
            <text:list-item>
              <text:p text:style-name="P6"><text:span text:style-name="Strong_20_Emphasis">Classification Report:</text:span></text:p>
              <text:list>
                <text:list-item>
                  <text:p text:style-name="P6">Precision: 0.00 (Class 0), 0.71 (Class 1)</text:p>
                </text:list-item>
                <text:list-item>
                  <text:p text:style-name="P6">Recall: 0.00 (Class 0), 1.00 (Class 1)</text:p>
                </text:list-item>
                <text:list-item>
                  <text:p text:style-name="P6">F1-score: 0.00 (Class 0), 0.83 (Class 1)</text:p>
                </text:list-item>
              </text:list>
            </text:list-item>
          </text:list>
        </text:list-item>
        <text:list-item>
          <text:p text:style-name="P5"><text:span text:style-name="Strong_20_Emphasis">BiLSTM</text:span></text:p>
          <text:list>
            <text:list-item>
              <text:p text:style-name="P6"><text:span text:style-name="Strong_20_Emphasis">Test set accuracy:</text:span> 0.7083659108678655</text:p>
            </text:list-item>
            <text:list-item>
              <text:p text:style-name="P6"><text:span text:style-name="Strong_20_Emphasis">Classification Report:</text:span></text:p>
              <text:list>
                <text:list-item>
                  <text:p text:style-name="P6">Precision: 0.00 (Class 0), 0.71 (Class 1)</text:p>
                </text:list-item>
                <text:list-item>
                  <text:p text:style-name="P6">Recall: 0.00 (Class 0), 1.00 (Class 1)</text:p>
                </text:list-item>
                <text:list-item>
                  <text:p text:style-name="P6">F1-score: 0.00 (Class 0), 0.83 (Class 1)</text:p>
                </text:list-item>
              </text:list>
            </text:list-item>
          </text:list>
        </text:list-item>
        <text:list-item>
          <text:p text:style-name="P5"><text:span text:style-name="Strong_20_Emphasis">GRU</text:span></text:p>
          <text:list>
            <text:list-item>
              <text:p text:style-name="P6"><text:span text:style-name="Strong_20_Emphasis">Test set accuracy:</text:span> 0.9988272087568413</text:p>
            </text:list-item>
            <text:list-item>
              <text:p text:style-name="P6"><text:span text:style-name="Strong_20_Emphasis">Classification Report:</text:span></text:p>
              <text:list>
                <text:list-item>
                  <text:p text:style-name="P6">Precision: 1.00 (Class 0 and Class 1)</text:p>
                </text:list-item>
                <text:list-item>
                  <text:p text:style-name="P6">Recall: 1.00 (Class 0 and Class 1)</text:p>
                </text:list-item>
                <text:list-item>
                  <text:p text:style-name="P5">F1-score: 1.00 (Class 0 and Class 1)</text:p>
                </text:list-item>
              </text:list>
            </text:list-item>
          </text:list>
        </text:list-item>
      </text:list>
      <text:h text:style-name="Heading_20_3" text:outline-level="3">BERT:</text:h>
      <text:list xml:id="list3803313371" text:style-name="L3">
        <text:list-item>
          <text:p text:style-name="P8"><text:span text:style-name="Strong_20_Emphasis">BERT</text:span></text:p>
          <text:list>
            <text:list-item>
              <text:p text:style-name="P8"><text:span text:style-name="Strong_20_Emphasis">Loss:</text:span> 0.0001</text:p>
            </text:list-item>
            <text:list-item>
              <text:p text:style-name="P8"><text:span text:style-name="Strong_20_Emphasis">Accuracy:</text:span> 0.7760</text:p>
            </text:list-item>
            <text:list-item>
              <text:p text:style-name="P8"><text:span text:style-name="Strong_20_Emphasis">Precision:</text:span> 0.7550</text:p>
            </text:list-item>
            <text:list-item>
              <text:p text:style-name="P8"><text:span text:style-name="Strong_20_Emphasis">Recall:</text:span> 1.0000</text:p>
            </text:list-item>
            <text:list-item>
              <text:p text:style-name="P8"><text:span text:style-name="Strong_20_Emphasis">F1:</text:span> 0.8604</text:p>
            </text:list-item>
            <text:list-item>
              <text:p text:style-name="P8"><text:span text:style-name="Strong_20_Emphasis">Runtime:</text:span> 34.4274 seconds</text:p>
            </text:list-item>
            <text:list-item>
              <text:p text:style-name="P8"><text:soft-page-break/><text:span text:style-name="Strong_20_Emphasis">Samples_per_second:</text:span> 74.3010</text:p>
            </text:list-item>
            <text:list-item>
              <text:p text:style-name="P7"><text:span text:style-name="Strong_20_Emphasis">Steps_per_second:</text:span> 1.1620</text:p>
            </text:list-item>
          </text:list>
        </text:list-item>
      </text:list>
      <text:h text:style-name="Heading_20_3" text:outline-level="3">Comparative Analysis:</text:h>
      <text:list xml:id="list300347486" text:style-name="L4">
        <text:list-item>
          <text:p text:style-name="P9"><text:span text:style-name="Strong_20_Emphasis">Traditional Classifiers:</text:span></text:p>
          <text:list>
            <text:list-item>
              <text:p text:style-name="P10">Most traditional classifiers (SVM, Random Forest, KNN) show perfect or near-perfect performance with both cross-validation scores and test set accuracy of 1.0. This might indicate potential overfitting or a very well-separable dataset.</text:p>
            </text:list-item>
            <text:list-item>
              <text:p text:style-name="P10">Naive Bayes has slightly lower scores but still demonstrates high accuracy and consistency across cross-validation and test accuracy.</text:p>
            </text:list-item>
          </text:list>
        </text:list-item>
        <text:list-item>
          <text:p text:style-name="P9"><text:span text:style-name="Strong_20_Emphasis">Neural Network Models:</text:span></text:p>
          <text:list>
            <text:list-item>
              <text:p text:style-name="P10">Simple RNN, MLP, and CNN models achieved perfect accuracy, similar to traditional classifiers.</text:p>
            </text:list-item>
            <text:list-item>
              <text:p text:style-name="P10">LSTM and BiLSTM models performed poorly with an accuracy of ~0.71, indicating issues with these models for this specific dataset or task. The poor performance is reflected in their classification reports, with Class 0 having zero precision, recall, and F1-score.</text:p>
            </text:list-item>
            <text:list-item>
              <text:p text:style-name="P10">GRU model performed excellently with nearly perfect scores, similar to RNN, MLP, and CNN.</text:p>
            </text:list-item>
          </text:list>
        </text:list-item>
        <text:list-item>
          <text:p text:style-name="P9"><text:span text:style-name="Strong_20_Emphasis">BERT:</text:span></text:p>
          <text:list>
            <text:list-item>
              <text:p text:style-name="P10">The BERT model has a lower accuracy of 0.776 compared to other models, but it demonstrates high precision and perfect recall, resulting in a high F1-score of 0.8604.</text:p>
            </text:list-item>
            <text:list-item>
              <text:p text:style-name="P9">This suggests BERT might be better at identifying positive examples (high recall) but struggles with overall accuracy.</text:p>
            </text:list-item>
          </text:list>
        </text:list-item>
      </text:list>
      <text:h text:style-name="Heading_20_3" text:outline-level="3">Insights:</text:h>
      <text:list xml:id="list2880313078" text:style-name="L5">
        <text:list-item>
          <text:p text:style-name="P12"><text:span text:style-name="Strong_20_Emphasis">Perfect Scores:</text:span> The perfect scores in traditional classifiers and some neural networks suggest potential data leakage, overfitting, or a highly imbalanced dataset that needs to be investigated further.</text:p>
        </text:list-item>
        <text:list-item>
          <text:p text:style-name="P12"><text:span text:style-name="Strong_20_Emphasis">BERT Performance:</text:span> Despite lower accuracy, BERT's high recall and precision make it a strong candidate for tasks where identifying all positive examples is crucial.</text:p>
        </text:list-item>
        <text:list-item>
          <text:p text:style-name="P12"><text:span text:style-name="Strong_20_Emphasis">Model Choice:</text:span> For practical applications, a balance between accuracy, recall, and precision is essential. Models like GRU and traditional classifiers (excluding Naive Bayes) provide reliable performance.</text:p>
        </text:list-item>
        <text:list-item>
          <text:p text:style-name="P11"><text:span text:style-name="Strong_20_Emphasis">LSTM/BiLSTM Issues:</text:span> The significantly lower performance of LSTM and BiLSTM models could be due to improper tuning or architecture issues, suggesting further optimization is needed.</text:p>
        </text:list-item>
      </text:list>
      <text:h text:style-name="Heading_20_3" text:outline-level="3">Conclusion:</text:h>
      <text:p text:style-name="Text_20_body">While traditional classifiers and some neural networks perform exceptionally well, the lower performance of BERT and LSTM models highlights the importance of model selection based on the specific requirements of the task. Further investigation into the dataset, model tuning, and validation methods is recommended to ensure these results are robust and reliable.</text:p>
      <text:p text:style-name="P2"><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9:56:23.002320241</meta:creation-date>
    <dc:date>2024-05-28T18:00:57.732007802</dc:date>
    <meta:editing-duration>PT40M12S</meta:editing-duration>
    <meta:editing-cycles>1</meta:editing-cycles>
    <meta:document-statistic meta:table-count="0" meta:image-count="0" meta:object-count="0" meta:page-count="8" meta:paragraph-count="207" meta:word-count="1202" meta:character-count="9435" meta:non-whitespace-character-count="7489"/>
    <meta:generator>LibreOffice/7.3.7.2$Linux_X86_64 LibreOffice_project/30$Build-2</meta:generator>
  </office:meta>
</office:document-meta>
</file>